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3.396cm"/>
          <draw:glue-point draw:id="5" svg:x="-5cm" svg:y="-2.547cm"/>
          <draw:glue-point draw:id="6" svg:x="-5cm" svg:y="-1.698cm"/>
          <draw:glue-point draw:id="7" svg:x="-5cm" svg:y="-0.849cm"/>
          <draw:glue-point draw:id="8" svg:x="-5cm" svg:y="0cm"/>
          <draw:glue-point draw:id="9" svg:x="-5cm" svg:y="0.849cm"/>
          <draw:glue-point draw:id="10" svg:x="-5cm" svg:y="1.698cm"/>
          <draw:glue-point draw:id="11" svg:x="-5cm" svg:y="2.547cm"/>
          <draw:glue-point draw:id="12" svg:x="-5cm" svg:y="3.396cm"/>
          <draw:glue-point draw:id="13" svg:x="-5cm" svg:y="4.245cm"/>
          <draw:glue-point draw:id="14" svg:x="5cm" svg:y="-3.396cm"/>
          <draw:glue-point draw:id="15" svg:x="5cm" svg:y="-2.547cm"/>
          <draw:glue-point draw:id="16" svg:x="5cm" svg:y="-1.698cm"/>
          <draw:glue-point draw:id="17" svg:x="5cm" svg:y="-0.849cm"/>
          <draw:glue-point draw:id="18" svg:x="5cm" svg:y="0cm"/>
          <draw:glue-point draw:id="19" svg:x="5cm" svg:y="0.849cm"/>
          <draw:glue-point draw:id="20" svg:x="5cm" svg:y="1.698cm"/>
          <draw:glue-point draw:id="21" svg:x="5cm" svg:y="2.547cm"/>
          <draw:glue-point draw:id="22" svg:x="5cm" svg:y="3.396cm"/>
          <draw:glue-point draw:id="23" svg:x="5cm" svg:y="4.245cm"/>
          <draw:glue-point draw:id="24" svg:x="0cm" svg:y="-5.009cm"/>
          <draw:glue-point draw:id="25" svg:x="0cm" svg:y="5.009cm"/>
          <draw:glue-point draw:id="26" svg:x="0cm" svg:y="0.386cm"/>
          <draw:path draw:style-name="gr1" draw:layer="layout" svg:width="0.679cm" svg:height="0.149cm" svg:x="0cm" svg:y="0cm" svg:viewBox="0 0 680 150" svg:d="m0 150c340-337 680 0 680 0z">
            <text:p/>
          </draw:path>
          <draw:path draw:style-name="gr1" draw:layer="layout" svg:width="0.679cm" svg:height="0.149cm" svg:x="0cm" svg:y="1.849cm" svg:viewBox="0 0 680 150" svg:d="m0 0c340 337 680 0 680 0z">
            <text:p/>
          </draw:path>
          <draw:polygon draw:style-name="gr1" draw:layer="layout" svg:width="0.679cm" svg:height="1.698cm" svg:x="0cm" svg:y="0.151cm" svg:viewBox="0 0 680 1699" draw:points="0,0 680,0 680,1699 0,1699">
            <text:p/>
          </draw:polygon>
          <draw:path draw:style-name="gr2" draw:layer="layout" svg:width="0.679cm" svg:height="0.149cm" svg:x="0cm" svg:y="0cm" svg:viewBox="0 0 680 150" svg:d="m0 150c340-337 680 0 680 0">
            <text:p/>
          </draw:path>
          <draw:path draw:style-name="gr2" draw:layer="layout" svg:width="0.679cm" svg:height="0.149cm" svg:x="0cm" svg:y="1.849cm" svg:viewBox="0 0 680 150" svg:d="m0 0c340 337 680 0 680 0">
            <text:p/>
          </draw:path>
          <draw:line draw:style-name="gr2" draw:layer="layout" svg:x1="0cm" svg:y1="0.321cm" svg:x2="0.679cm" svg:y2="1.679cm">
            <text:p/>
          </draw:line>
          <draw:line draw:style-name="gr2" draw:layer="layout" svg:x1="0cm" svg:y1="1.679cm" svg:x2="0.679cm" svg:y2="0.321cm">
            <text:p/>
          </draw:line>
          <draw:line draw:style-name="gr2" draw:layer="layout" svg:x1="0cm" svg:y1="0.151cm" svg:x2="0cm" svg:y2="1.849cm">
            <text:p/>
          </draw:line>
          <draw:line draw:style-name="gr2" draw:layer="layout" svg:x1="0.679cm" svg:y1="0.151cm" svg:x2="0.679cm" svg:y2="1.849cm">
            <text:p/>
          </draw:line>
          <draw:line draw:style-name="gr2" draw:layer="layout" svg:x1="0cm" svg:y1="1.679cm" svg:x2="0.679cm" svg:y2="1.679cm">
            <text:p/>
          </draw:line>
          <draw:line draw:style-name="gr2" draw:layer="layout" svg:x1="0cm" svg:y1="0.321cm" svg:x2="0.679cm" svg:y2="0.32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fluidcont</dc:title>
    <meta:creation-date>2011-02-07T17:00:40</meta:creation-date>
    <meta:editing-duration>P0D</meta:editing-duration>
    <meta:editing-cycles>1</meta:editing-cycles>
    <meta:document-statistic meta:object-count="12"/>
    <meta:generator>OpenOffice.org/3.3$Linux OpenOffice.org_project/330m20$Build-9567</meta:generator>
  </office:meta>
</office:document-meta>
</file>